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1" style:family="text">
      <style:text-properties officeooo:rsid="001896a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ypertension Health Report</text:p>
      <text:p text:style-name="Standard"/>
      <text:p text:style-name="Standard">Information:</text:p>
      <text:p text:style-name="Standard"/>
      <text:p text:style-name="Standard">Name: <text:span text:style-name="T1">Mukesh</text:span></text:p>
      <text:p text:style-name="Standard">Date of Birth: March 22, 1975</text:p>
      <text:p text:style-name="Standard">Gender: Female</text:p>
      <text:p text:style-name="Standard">Address: 456 Oak Avenue, Townsville, State, Zip Code</text:p>
      <text:p text:style-name="Standard">Contact Number: (555) 987-6543</text:p>
      <text:p text:style-name="Standard">Medical History:</text:p>
      <text:p text:style-name="Standard"/>
      <text:p text:style-name="Standard">Diagnosis: Hypertension (High Blood Pressure)</text:p>
      <text:p text:style-name="Standard">Date of Diagnosis: June 10, 2019</text:p>
      <text:p text:style-name="Standard">Family History: Mother has a history of hypertension</text:p>
      <text:p text:style-name="Standard">Other Medical Conditions: None</text:p>
      <text:p text:style-name="Standard">Recent Laboratory Results:</text:p>
      <text:p text:style-name="Standard"/>
      <text:p text:style-name="Standard">Blood Pressure Readings:</text:p>
      <text:p text:style-name="Standard"/>
      <text:p text:style-name="Standard">Average Systolic Blood Pressure: 140 mmHg (Normal range: &lt;120 mmHg)</text:p>
      <text:p text:style-name="Standard">Average Diastolic Blood Pressure: 90 mmHg (Normal range: &lt;80 mmHg)</text:p>
      <text:p text:style-name="Standard">Lipid Profile:</text:p>
      <text:p text:style-name="Standard"/>
      <text:p text:style-name="Standard">Total Cholesterol: 200 mg/dL (Normal range: &lt;200 mg/dL)</text:p>
      <text:p text:style-name="Standard">LDL Cholesterol: 120 mg/dL (Optimal range: &lt;100 mg/dL)</text:p>
      <text:p text:style-name="Standard">HDL Cholesterol: 50 mg/dL (Desirable range: &gt;50 mg/dL for women)</text:p>
      <text:p text:style-name="Standard">Triglycerides: 130 mg/dL (Normal range: &lt;150 mg/dL)</text:p>
      <text:p text:style-name="Standard">Current Medications:</text:p>
      <text:p text:style-name="Standard"/>
      <text:p text:style-name="Standard">Amlodipine 5 mg once daily</text:p>
      <text:p text:style-name="Standard">Hydrochlorothiazide 25 mg once daily</text:p>
      <text:p text:style-name="Standard">Recommendations and Follow-up:</text:p>
      <text:p text:style-name="Standard">The patient is advised to adhere to the prescribed medication regimen, maintain a low-sodium diet, engage in regular physical activity, and monitor blood pressure regularly. Follow-up appointments are scheduled every three months for further assessment and adjustments to the treatment plan if necessary.</text:p>
      <text:p text:style-name="Standard"/>
      <text:p text:style-name="Standard">Lifestyle Recommendations:</text:p>
      <text:p text:style-name="Standard"/>
      <text:p text:style-name="Standard">Adopt a heart-healthy, low-sodium diet with an emphasis on fruits, vegetables, and whole grains.</text:p>
      <text:p text:style-name="Standard">Aim for at least 150 minutes of moderate-intensity aerobic exercise per week.</text:p>
      <text:p text:style-name="Standard">Monitor blood pressure regularly at home, as instructed by the healthcare provider.</text:p>
      <text:p text:style-name="Standard">Additional Notes:</text:p>
      <text:p text:style-name="Standard">The patient is encouraged to report any adverse effects of medication, lifestyle changes, or concerns to the healthcare team. This report is based on the information available as of [Date of Report]. For personalized medical advice, please consult with your healthcare provider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09:38:37.457704663</meta:creation-date>
    <dc:date>2023-11-24T09:42:54.041302838</dc:date>
    <meta:editing-duration>PT4M1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2" meta:word-count="254" meta:character-count="1764" meta:non-whitespace-character-count="1542"/>
  </office:meta>
</office:document-meta>
</file>